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Utils.invokeConstructor( Class klass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structorUtils.getAccessibleConstructor( Constructor 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ructorUtils.getAccessibleConstructor( Class klass , Class [ ] paramete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uctorUtils.getMatchingAccessibleConstructor( Class clazz , Class [ ] parameterTyp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nstructorUtils.invokeExactConstructor( Class klass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Utils.invokeConstructor( Class klass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Utils.invokeExactConstructor( Class klass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Utils.invokeConstructor( Class klass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Utils.getAccessibleConstructor( Class klass , Class parame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Utils.invokeExactConstructor( Class klass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